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61"/>
    <style:style style:name="ce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=0.5</text:p>
          </table:table-cell>
          <table:covered-table-cell table:style-name="ce1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Ca=0.025</text:p>
          </table:table-cell>
          <table:covered-table-cell table:style-name="ce6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Ca=0.025</text:p>
          </table:table-cell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  <table:table-cell/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  <table:table-cell/>
          <table:table-cell office:value-type="string" calcext:value-type="string">
            <text:p>h*</text:p>
          </table:table-cell>
          <table:table-cell office:value-type="string" calcext:value-type="string">
            <text:p>kappa xy</text:p>
          </table:table-cell>
          <table:table-cell office:value-type="string" calcext:value-type="string">
            <text:p>int dP</text:p>
          </table:table-cell>
          <table:table-cell office:value-type="string" calcext:value-type="string">
            <text:p>int nx</text:p>
          </table:table-cell>
          <table:table-cell office:value-type="string" calcext:value-type="string">
            <text:p>int P dra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-0.066051" calcext:value-type="float">
            <text:p>-0.06605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1.2" calcext:value-type="float">
            <text:p>-11.2</text:p>
          </table:table-cell>
          <table:table-cell office:value-type="float" office:value="8.8406" calcext:value-type="float">
            <text:p>8.8406</text:p>
          </table:table-cell>
          <table:table-cell office:value-type="float" office:value="-0.11261" calcext:value-type="float">
            <text:p>-0.11261</text:p>
          </table:table-cell>
          <table:table-cell office:value-type="float" office:value="13.37" calcext:value-type="float">
            <text:p>13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.5774" calcext:value-type="float">
            <text:p>-4.5774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11528" calcext:value-type="float">
            <text:p>-0.115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1" calcext:value-type="float">
            <text:p>30.1</text:p>
          </table:table-cell>
          <table:table-cell office:value-type="float" office:value="0.48027" calcext:value-type="float">
            <text:p>0.48027</text:p>
          </table:table-cell>
          <table:table-cell office:value-type="float" office:value="-0.066175" calcext:value-type="float">
            <text:p>-0.06617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2.3" calcext:value-type="float">
            <text:p>-12.3</text:p>
          </table:table-cell>
          <table:table-cell office:value-type="float" office:value="20.725" calcext:value-type="float">
            <text:p>20.725</text:p>
          </table:table-cell>
          <table:table-cell office:value-type="float" office:value="-0.11147" calcext:value-type="float">
            <text:p>-0.11147</text:p>
          </table:table-cell>
          <table:table-cell office:value-type="float" office:value="13.53" calcext:value-type="float">
            <text:p>13.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804" calcext:value-type="float">
            <text:p>-2.6804</text:p>
          </table:table-cell>
          <table:table-cell office:value-type="float" office:value="4.2015" calcext:value-type="float">
            <text:p>4.2015</text:p>
          </table:table-cell>
          <table:table-cell office:value-type="float" office:value="-0.11434" calcext:value-type="float">
            <text:p>-0.114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.7</text:p>
          </table:table-cell>
          <table:table-cell office:value-type="float" office:value="1.0056" calcext:value-type="float">
            <text:p>1.0056</text:p>
          </table:table-cell>
          <table:table-cell office:value-type="float" office:value="-0.063436" calcext:value-type="float">
            <text:p>-0.06343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6" calcext:value-type="float">
            <text:p>-17.6</text:p>
          </table:table-cell>
          <table:table-cell office:value-type="float" office:value="40.12" calcext:value-type="float">
            <text:p>40.12</text:p>
          </table:table-cell>
          <table:table-cell office:value-type="float" office:value="-0.10915" calcext:value-type="float">
            <text:p>-0.10915</text:p>
          </table:table-cell>
          <table:table-cell office:value-type="float" office:value="14.61" calcext:value-type="float">
            <text:p>14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223" calcext:value-type="float">
            <text:p>9.6223</text:p>
          </table:table-cell>
          <table:table-cell office:value-type="float" office:value="8.1179" calcext:value-type="float">
            <text:p>8.1179</text:p>
          </table:table-cell>
          <table:table-cell office:value-type="float" office:value="-0.11314" calcext:value-type="float">
            <text:p>-0.1131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1.6921" calcext:value-type="float">
            <text:p>1.6921</text:p>
          </table:table-cell>
          <table:table-cell office:value-type="float" office:value="-0.051968" calcext:value-type="float">
            <text:p>-0.051968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3.2" calcext:value-type="float">
            <text:p>-23.2</text:p>
          </table:table-cell>
          <table:table-cell office:value-type="float" office:value="78.576" calcext:value-type="float">
            <text:p>78.576</text:p>
          </table:table-cell>
          <table:table-cell office:value-type="float" office:value="-0.10818" calcext:value-type="float">
            <text:p>-0.10818</text:p>
          </table:table-cell>
          <table:table-cell office:value-type="float" office:value="24.05" calcext:value-type="float">
            <text:p>24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3.339" calcext:value-type="float">
            <text:p>43.339</text:p>
          </table:table-cell>
          <table:table-cell office:value-type="float" office:value="15.194" calcext:value-type="float">
            <text:p>15.194</text:p>
          </table:table-cell>
          <table:table-cell office:value-type="float" office:value="-0.10673" calcext:value-type="float">
            <text:p>-0.10673</text:p>
          </table:table-cell>
          <table:table-cell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office:value-type="float" office:value="45.1" calcext:value-type="float">
            <text:p>45.1</text:p>
          </table:table-cell>
          <table:table-cell office:value-type="float" office:value="2.025" calcext:value-type="float">
            <text:p>2.025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138.5" calcext:value-type="float">
            <text:p>138.5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float" office:value="-0.52" calcext:value-type="float">
            <text:p>-0.52</text:p>
          </table:table-cell>
          <table:table-cell office:value-type="float" office:value="163.75" calcext:value-type="float">
            <text:p>163.75</text:p>
          </table:table-cell>
          <table:table-cell office:value-type="float" office:value="-0.1151" calcext:value-type="float">
            <text:p>-0.1151</text:p>
          </table:table-cell>
          <table:table-cell office:value-type="float" office:value="109.9" calcext:value-type="float">
            <text:p>109.9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float" office:value="63.626" calcext:value-type="float">
            <text:p>63.626</text:p>
          </table:table-cell>
          <table:table-cell office:value-type="float" office:value="21.944" calcext:value-type="float">
            <text:p>21.944</text:p>
          </table:table-cell>
          <table:table-cell office:value-type="float" office:value="-0.076002" calcext:value-type="float">
            <text:p>-0.076002</text:p>
          </table:table-cell>
          <table:table-cell/>
        </table:table-row>
        <table:table-row table:style-name="ro1">
          <table:table-cell table:formula="of:=1/8" office:value-type="float" office:value="0.125" calcext:value-type="float">
            <text:p>0.125</text:p>
          </table:table-cell>
          <table:table-cell office:value-type="float" office:value="55.6" calcext:value-type="float">
            <text:p>55.6</text:p>
          </table:table-cell>
          <table:table-cell office:value-type="float" office:value="1.8136" calcext:value-type="float">
            <text:p>1.8136</text:p>
          </table:table-cell>
          <table:table-cell office:value-type="float" office:value="-0.013205" calcext:value-type="float">
            <text:p>-0.013205</text:p>
          </table:table-cell>
          <table:table-cell office:value-type="float" office:value="490.2" calcext:value-type="float">
            <text:p>490.2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float" office:value="61.5" calcext:value-type="float">
            <text:p>61.5</text:p>
          </table:table-cell>
          <table:table-cell office:value-type="float" office:value="257.94" calcext:value-type="float">
            <text:p>257.94</text:p>
          </table:table-cell>
          <table:table-cell office:value-type="float" office:value="-0.092299" calcext:value-type="float">
            <text:p>-0.092299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float" office:value="61.658" calcext:value-type="float">
            <text:p>61.658</text:p>
          </table:table-cell>
          <table:table-cell office:value-type="float" office:value="22.456" calcext:value-type="float">
            <text:p>22.456</text:p>
          </table:table-cell>
          <table:table-cell office:value-type="float" office:value="-0.038646" calcext:value-type="float">
            <text:p>-0.038646</text:p>
          </table:table-cell>
          <table:table-cell/>
        </table:table-row>
        <table:table-row table:style-name="ro1">
          <table:table-cell table:formula="of:=1/20" office:value-type="float" office:value="0.05" calcext:value-type="float">
            <text:p>0.05</text:p>
          </table:table-cell>
          <table:table-cell office:value-type="float" office:value="62" calcext:value-type="float">
            <text:p>62</text:p>
          </table:table-cell>
          <table:table-cell office:value-type="float" office:value="1.7391" calcext:value-type="float">
            <text:p>1.7391</text:p>
          </table:table-cell>
          <table:table-cell office:value-type="float" office:value="-0.0048586" calcext:value-type="float">
            <text:p>-0.0048586</text:p>
          </table:table-cell>
          <table:table-cell office:value-type="float" office:value="2484" calcext:value-type="float">
            <text:p>2484</text:p>
          </table:table-cell>
          <table:table-cell/>
          <table:table-cell table:formula="of:=1/20" office:value-type="float" office:value="0.05" calcext:value-type="float">
            <text:p>0.05</text:p>
          </table:table-cell>
          <table:table-cell office:value-type="float" office:value="62.5" calcext:value-type="float">
            <text:p>62.5</text:p>
          </table:table-cell>
          <table:table-cell office:value-type="float" office:value="267.53" calcext:value-type="float">
            <text:p>267.53</text:p>
          </table:table-cell>
          <table:table-cell office:value-type="float" office:value="-0.03765" calcext:value-type="float">
            <text:p>-0.03765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1/20" office:value-type="float" office:value="0.05" calcext:value-type="float">
            <text:p>0.05</text:p>
          </table:table-cell>
          <table:table-cell office:value-type="float" office:value="59.603" calcext:value-type="float">
            <text:p>59.603</text:p>
          </table:table-cell>
          <table:table-cell office:value-type="float" office:value="15.926" calcext:value-type="float">
            <text:p>15.926</text:p>
          </table:table-cell>
          <table:table-cell office:value-type="float" office:value="-0.010747" calcext:value-type="float">
            <text:p>-0.010747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style-name="ce2" office:value-type="float" office:value="0.0000028048" calcext:value-type="float">
            <text:p>2.80E-06</text:p>
          </table:table-cell>
          <table:table-cell table:formula="of:=[.B12]/(0.0005*0.001)" office:value-type="float" office:value="5.6096" calcext:value-type="float">
            <text:p>5.6096</text:p>
          </table:table-cell>
          <table:table-cell table:formula="of:=[.C12]+[.C3]" office:value-type="float" office:value="5.74936" calcext:value-type="float">
            <text:p>5.74936</text:p>
          </table:table-cell>
          <table:table-cell table:formula="of:=[.C12]-[.C3]" office:value-type="float" office:value="5.46984" calcext:value-type="float">
            <text:p>5.46984</text:p>
          </table:table-cell>
          <table:table-cell table:formula="of:=[.E12]-[.E33]" office:value-type="float" office:value="15.08324" calcext:value-type="float">
            <text:p>15.08324</text:p>
          </table:table-cell>
          <table:table-cell/>
          <table:table-cell table:style-name="ce2" office:value-type="float" office:value="0.00000064893" calcext:value-type="float">
            <text:p>6.49E-07</text:p>
          </table:table-cell>
          <table:table-cell table:formula="of:=[.H12]/(0.0005*0.001)" office:value-type="float" office:value="1.29786" calcext:value-type="float">
            <text:p>1.29786</text:p>
          </table:table-cell>
          <table:table-cell table:formula="of:=[.I12]-[.I3]" office:value-type="float" office:value="-7.54274" calcext:value-type="float">
            <text:p>-7.54274</text:p>
          </table:table-cell>
          <table:table-cell table:formula="of:=[.I12]+[.I3]" office:value-type="float" office:value="10.13846" calcext:value-type="float">
            <text:p>10.13846</text:p>
          </table:table-cell>
          <table:table-cell table:formula="of:=[.K12]-[.J32]" office:value-type="float" office:value="22.30446" calcext:value-type="float">
            <text:p>22.30446</text:p>
          </table:table-cell>
          <table:table-cell table:formula="of:=[.J12]-[.J32]" office:value-type="float" office:value="4.62326" calcext:value-type="float">
            <text:p>4.62326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" office:value-type="float" office:value="0.000003621" calcext:value-type="float">
            <text:p>3.62E-06</text:p>
          </table:table-cell>
          <table:table-cell table:formula="of:=[.B13]/(0.0005*0.001)" office:value-type="float" office:value="7.242" calcext:value-type="float">
            <text:p>7.242</text:p>
          </table:table-cell>
          <table:table-cell table:formula="of:=[.C13]+[.C4]" office:value-type="float" office:value="7.72227" calcext:value-type="float">
            <text:p>7.72227</text:p>
          </table:table-cell>
          <table:table-cell table:formula="of:=[.C13]-[.C4]" office:value-type="float" office:value="6.76173" calcext:value-type="float">
            <text:p>6.76173</text:p>
          </table:table-cell>
          <table:table-cell table:formula="of:=[.E13]-[.E34]" office:value-type="float" office:value="16.10213" calcext:value-type="float">
            <text:p>16.10213</text:p>
          </table:table-cell>
          <table:table-cell/>
          <table:table-cell table:style-name="ce2" office:value-type="float" office:value="0.00000076116" calcext:value-type="float">
            <text:p>7.61E-07</text:p>
          </table:table-cell>
          <table:table-cell table:formula="of:=[.H13]/(0.0005*0.001)" office:value-type="float" office:value="1.52232" calcext:value-type="float">
            <text:p>1.52232</text:p>
          </table:table-cell>
          <table:table-cell table:formula="of:=[.I13]-[.I4]" office:value-type="float" office:value="-19.20268" calcext:value-type="float">
            <text:p>-19.20268</text:p>
          </table:table-cell>
          <table:table-cell table:formula="of:=[.I13]+[.I4]" office:value-type="float" office:value="22.24732" calcext:value-type="float">
            <text:p>22.24732</text:p>
          </table:table-cell>
          <table:table-cell table:formula="of:=[.K13]-[.J33]" office:value-type="float" office:value="34.17932" calcext:value-type="float">
            <text:p>34.17932</text:p>
          </table:table-cell>
          <table:table-cell table:formula="of:=[.J13]-[.J33]" office:value-type="float" office:value="-7.27068" calcext:value-type="float">
            <text:p>-7.27068</text:p>
          </table:table-cell>
          <table:table-cell table:number-columns-repeated="4"/>
        </table:table-row>
        <table:table-row table:style-name="ro1"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0064008" calcext:value-type="float">
            <text:p>6.40E-06</text:p>
          </table:table-cell>
          <table:table-cell table:formula="of:=[.B14]/(0.0005*0.001)" office:value-type="float" office:value="12.8016" calcext:value-type="float">
            <text:p>12.8016</text:p>
          </table:table-cell>
          <table:table-cell table:formula="of:=[.C14]+[.C5]" office:value-type="float" office:value="13.8072" calcext:value-type="float">
            <text:p>13.8072</text:p>
          </table:table-cell>
          <table:table-cell table:formula="of:=[.C14]-[.C5]" office:value-type="float" office:value="11.796" calcext:value-type="float">
            <text:p>11.796</text:p>
          </table:table-cell>
          <table:table-cell table:formula="of:=[.E14]-[.E35]" office:value-type="float" office:value="20.3804" calcext:value-type="float">
            <text:p>20.3804</text:p>
          </table:table-cell>
          <table:table-cell/>
          <table:table-cell table:style-name="ce2" office:value-type="float" office:value="0.0000019265" calcext:value-type="float">
            <text:p>1.93E-06</text:p>
          </table:table-cell>
          <table:table-cell table:formula="of:=[.H14]/(0.0005*0.001)" office:value-type="float" office:value="3.853" calcext:value-type="float">
            <text:p>3.853</text:p>
          </table:table-cell>
          <table:table-cell table:formula="of:=[.I14]-[.I5]" office:value-type="float" office:value="-36.267" calcext:value-type="float">
            <text:p>-36.267</text:p>
          </table:table-cell>
          <table:table-cell table:formula="of:=[.I14]+[.I5]" office:value-type="float" office:value="43.973" calcext:value-type="float">
            <text:p>43.973</text:p>
          </table:table-cell>
          <table:table-cell table:formula="of:=[.K14]-[.J34]" office:value-type="float" office:value="55.172" calcext:value-type="float">
            <text:p>55.172</text:p>
          </table:table-cell>
          <table:table-cell table:formula="of:=[.J14]-[.J34]" office:value-type="float" office:value="-25.068" calcext:value-type="float">
            <text:p>-25.068</text:p>
          </table:table-cell>
          <table:table-cell table:number-columns-repeated="4"/>
        </table:table-row>
        <table:table-row table:style-name="ro1">
          <table:table-cell table:style-name="ce2" office:value-type="float" office:value="0.00025" calcext:value-type="float">
            <text:p>2.50E-04</text:p>
          </table:table-cell>
          <table:table-cell table:style-name="ce2" office:value-type="float" office:value="0.000018727" calcext:value-type="float">
            <text:p>1.87E-05</text:p>
          </table:table-cell>
          <table:table-cell table:formula="of:=[.B15]/(0.0005*0.001)" office:value-type="float" office:value="37.454" calcext:value-type="float">
            <text:p>37.454</text:p>
          </table:table-cell>
          <table:table-cell table:formula="of:=[.C15]+[.C6]" office:value-type="float" office:value="39.1461" calcext:value-type="float">
            <text:p>39.1461</text:p>
          </table:table-cell>
          <table:table-cell table:formula="of:=[.C15]-[.C6]" office:value-type="float" office:value="35.7619" calcext:value-type="float">
            <text:p>35.7619</text:p>
          </table:table-cell>
          <table:table-cell table:formula="of:=[.E15]-[.E36]" office:value-type="float" office:value="42.6289" calcext:value-type="float">
            <text:p>42.6289</text:p>
          </table:table-cell>
          <table:table-cell/>
          <table:table-cell table:style-name="ce2" office:value-type="float" office:value="0.0000079051" calcext:value-type="float">
            <text:p>7.91E-06</text:p>
          </table:table-cell>
          <table:table-cell table:formula="of:=[.H15]/(0.0005*0.001)" office:value-type="float" office:value="15.8102" calcext:value-type="float">
            <text:p>15.8102</text:p>
          </table:table-cell>
          <table:table-cell table:formula="of:=[.I15]-[.I6]" office:value-type="float" office:value="-62.7658" calcext:value-type="float">
            <text:p>-62.7658</text:p>
          </table:table-cell>
          <table:table-cell table:formula="of:=[.I15]+[.I6]" office:value-type="float" office:value="94.3862" calcext:value-type="float">
            <text:p>94.3862</text:p>
          </table:table-cell>
          <table:table-cell table:formula="of:=[.K15]-[.J35]" office:value-type="float" office:value="103.5874" calcext:value-type="float">
            <text:p>103.5874</text:p>
          </table:table-cell>
          <table:table-cell table:formula="of:=[.J15]-[.J35]" office:value-type="float" office:value="-53.5646" calcext:value-type="float">
            <text:p>-53.5646</text:p>
          </table:table-cell>
          <table:table-cell table:number-columns-repeated="4"/>
        </table:table-row>
        <table:table-row table:style-name="ro1">
          <table:table-cell table:style-name="ce2" office:value-type="float" office:value="0.000125" calcext:value-type="float">
            <text:p>1.25E-04</text:p>
          </table:table-cell>
          <table:table-cell table:style-name="ce2" office:value-type="float" office:value="0.000068024" calcext:value-type="float">
            <text:p>6.80E-05</text:p>
          </table:table-cell>
          <table:table-cell table:formula="of:=[.B16]/(0.0005*0.001)" office:value-type="float" office:value="136.048" calcext:value-type="float">
            <text:p>136.048</text:p>
          </table:table-cell>
          <table:table-cell table:formula="of:=[.C16]+[.C7]" office:value-type="float" office:value="138.073" calcext:value-type="float">
            <text:p>138.073</text:p>
          </table:table-cell>
          <table:table-cell table:formula="of:=[.C16]-[.C7]" office:value-type="float" office:value="134.023" calcext:value-type="float">
            <text:p>134.023</text:p>
          </table:table-cell>
          <table:table-cell table:formula="of:=[.E16]-[.E37]" office:value-type="float" office:value="138.3364" calcext:value-type="float">
            <text:p>138.3364</text:p>
          </table:table-cell>
          <table:table-cell/>
          <table:table-cell table:style-name="ce2" office:value-type="float" office:value="0.000047774" calcext:value-type="float">
            <text:p>4.78E-05</text:p>
          </table:table-cell>
          <table:table-cell table:formula="of:=[.H16]/(0.0005*0.001)" office:value-type="float" office:value="95.548" calcext:value-type="float">
            <text:p>95.548</text:p>
          </table:table-cell>
          <table:table-cell table:formula="of:=[.I16]-[.I7]" office:value-type="float" office:value="-68.202" calcext:value-type="float">
            <text:p>-68.202</text:p>
          </table:table-cell>
          <table:table-cell table:formula="of:=[.I16]+[.I7]" office:value-type="float" office:value="259.298" calcext:value-type="float">
            <text:p>259.298</text:p>
          </table:table-cell>
          <table:table-cell table:formula="of:=[.K16]-[.J36]" office:value-type="float" office:value="264.9024" calcext:value-type="float">
            <text:p>264.9024</text:p>
          </table:table-cell>
          <table:table-cell table:formula="of:=[.J16]-[.J36]" office:value-type="float" office:value="-62.5976" calcext:value-type="float">
            <text:p>-62.5976</text:p>
          </table:table-cell>
          <table:table-cell table:number-columns-repeated="4"/>
        </table:table-row>
        <table:table-row table:style-name="ro1">
          <table:table-cell table:style-name="ce2" office:value-type="float" office:value="0.0000625" calcext:value-type="float">
            <text:p>6.25E-05</text:p>
          </table:table-cell>
          <table:table-cell table:style-name="ce2" office:value-type="float" office:value="0.00024875" calcext:value-type="float">
            <text:p>2.49E-04</text:p>
          </table:table-cell>
          <table:table-cell table:formula="of:=[.B17]/(0.0005*0.001)" office:value-type="float" office:value="497.5" calcext:value-type="float">
            <text:p>497.5</text:p>
          </table:table-cell>
          <table:table-cell table:formula="of:=[.C17]+[.C8]" office:value-type="float" office:value="499.3136" calcext:value-type="float">
            <text:p>499.3136</text:p>
          </table:table-cell>
          <table:table-cell table:formula="of:=[.C17]-[.C8]" office:value-type="float" office:value="495.6864" calcext:value-type="float">
            <text:p>495.6864</text:p>
          </table:table-cell>
          <table:table-cell table:formula="of:=[.E17]-[.E38]" office:value-type="float" office:value="497.2606" calcext:value-type="float">
            <text:p>497.2606</text:p>
          </table:table-cell>
          <table:table-cell/>
          <table:table-cell table:style-name="ce2" office:value-type="float" office:value="0.00022169" calcext:value-type="float">
            <text:p>2.22E-04</text:p>
          </table:table-cell>
          <table:table-cell table:formula="of:=[.H17]/(0.0005*0.001)" office:value-type="float" office:value="443.38" calcext:value-type="float">
            <text:p>443.38</text:p>
          </table:table-cell>
          <table:table-cell table:formula="of:=[.I17]-[.I8]" office:value-type="float" office:value="185.44" calcext:value-type="float">
            <text:p>185.44</text:p>
          </table:table-cell>
          <table:table-cell table:formula="of:=[.I17]+[.I8]" office:value-type="float" office:value="701.32" calcext:value-type="float">
            <text:p>701.32</text:p>
          </table:table-cell>
          <table:table-cell table:formula="of:=[.K17]-[.J37]" office:value-type="float" office:value="703.2239" calcext:value-type="float">
            <text:p>703.2239</text:p>
          </table:table-cell>
          <table:table-cell table:formula="of:=[.J17]-[.J37]" office:value-type="float" office:value="187.3439" calcext:value-type="float">
            <text:p>187.3439</text:p>
          </table:table-cell>
          <table:table-cell table:number-columns-repeated="4"/>
        </table:table-row>
        <table:table-row table:style-name="ro1">
          <table:table-cell table:style-name="ce2" office:value-type="float" office:value="0.000025" calcext:value-type="float">
            <text:p>2.50E-05</text:p>
          </table:table-cell>
          <table:table-cell office:value-type="float" office:value="0.0014396" calcext:value-type="float">
            <text:p>0.0014396</text:p>
          </table:table-cell>
          <table:table-cell table:formula="of:=[.B18]/(0.0005*0.001)" office:value-type="float" office:value="2879.2" calcext:value-type="float">
            <text:p>2879.2</text:p>
          </table:table-cell>
          <table:table-cell table:formula="of:=[.C18]+[.C9]" office:value-type="float" office:value="2880.9391" calcext:value-type="float">
            <text:p>2880.9391</text:p>
          </table:table-cell>
          <table:table-cell table:formula="of:=[.C18]-[.C9]" office:value-type="float" office:value="2877.4609" calcext:value-type="float">
            <text:p>2877.4609</text:p>
          </table:table-cell>
          <table:table-cell table:formula="of:=[.E18]-[.E39]" office:value-type="float" office:value="2877.491422" calcext:value-type="float">
            <text:p>2877.491422</text:p>
          </table:table-cell>
          <table:table-cell/>
          <table:table-cell office:value-type="float" office:value="0.0013673" calcext:value-type="float">
            <text:p>0.0013673</text:p>
          </table:table-cell>
          <table:table-cell table:formula="of:=[.H18]/(0.0005*0.001)" office:value-type="float" office:value="2734.6" calcext:value-type="float">
            <text:p>2734.6</text:p>
          </table:table-cell>
          <table:table-cell table:formula="of:=[.I18]-[.I9]" office:value-type="float" office:value="2467.07" calcext:value-type="float">
            <text:p>2467.07</text:p>
          </table:table-cell>
          <table:table-cell table:formula="of:=[.I18]+[.I9]" office:value-type="float" office:value="3002.13" calcext:value-type="float">
            <text:p>3002.13</text:p>
          </table:table-cell>
          <table:table-cell table:formula="of:=[.K18]-[.J38]" office:value-type="float" office:value="3002.28408" calcext:value-type="float">
            <text:p>3002.28408</text:p>
          </table:table-cell>
          <table:table-cell table:formula="of:=[.J18]-[.J38]" office:value-type="float" office:value="2467.22408" calcext:value-type="float">
            <text:p>2467.22408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float" office:value="14.88" calcext:value-type="float">
            <text:p>1.49E+01</text:p>
          </table:table-cell>
          <table:table-cell table:style-name="ce3" office:value-type="float" office:value="14.87" calcext:value-type="float">
            <text:p>1.49E+01</text:p>
          </table:table-cell>
          <table:table-cell table:formula="of:=[.A22]-[.B22]" office:value-type="float" office:value="0.0100000000000016" calcext:value-type="float">
            <text:p>0.010000000000002</text:p>
          </table:table-cell>
          <table:table-cell table:number-columns-repeated="14"/>
        </table:table-row>
        <table:table-row table:style-name="ro1">
          <table:table-cell table:style-name="ce3" office:value-type="float" office:value="15.2" calcext:value-type="float">
            <text:p>1.52E+01</text:p>
          </table:table-cell>
          <table:table-cell table:style-name="ce3" office:value-type="float" office:value="15.21" calcext:value-type="float">
            <text:p>1.52E+01</text:p>
          </table:table-cell>
          <table:table-cell table:formula="of:=[.A23]-[.B23]" office:value-type="float" office:value="-0.0100000000000016" calcext:value-type="float">
            <text:p>-0.010000000000002</text:p>
          </table:table-cell>
          <table:table-cell table:number-columns-repeated="14"/>
        </table:table-row>
        <table:table-row table:style-name="ro1">
          <table:table-cell table:style-name="ce3" office:value-type="float" office:value="16.33" calcext:value-type="float">
            <text:p>1.63E+01</text:p>
          </table:table-cell>
          <table:table-cell table:style-name="ce3" office:value-type="float" office:value="16.43" calcext:value-type="float">
            <text:p>1.64E+01</text:p>
          </table:table-cell>
          <table:table-cell table:formula="of:=[.A24]-[.B24]" office:value-type="float" office:value="-0.100000000000001" calcext:value-type="float">
            <text:p>-0.100000000000001</text:p>
          </table:table-cell>
          <table:table-cell table:number-columns-repeated="14"/>
        </table:table-row>
        <table:table-row table:style-name="ro1">
          <table:table-cell table:style-name="ce3" office:value-type="float" office:value="21.24" calcext:value-type="float">
            <text:p>2.12E+01</text:p>
          </table:table-cell>
          <table:table-cell table:style-name="ce3" office:value-type="float" office:value="21.22" calcext:value-type="float">
            <text:p>2.12E+01</text:p>
          </table:table-cell>
          <table:table-cell table:formula="of:=[.A25]-[.B25]" office:value-type="float" office:value="0.0199999999999996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3" office:value-type="float" office:value="44.11" calcext:value-type="float">
            <text:p>4.41E+01</text:p>
          </table:table-cell>
          <table:table-cell table:style-name="ce3" office:value-type="float" office:value="43.79" calcext:value-type="float">
            <text:p>4.38E+01</text:p>
          </table:table-cell>
          <table:table-cell table:formula="of:=[.A26]-[.B26]" office:value-type="float" office:value="0.32" calcext:value-type="float">
            <text:p>0.32</text:p>
          </table:table-cell>
          <table:table-cell table:number-columns-repeated="14"/>
        </table:table-row>
        <table:table-row table:style-name="ro1">
          <table:table-cell table:style-name="ce3" office:value-type="float" office:value="139.7" calcext:value-type="float">
            <text:p>1.40E+02</text:p>
          </table:table-cell>
          <table:table-cell table:style-name="ce3" office:value-type="float" office:value="138.5" calcext:value-type="float">
            <text:p>1.39E+02</text:p>
          </table:table-cell>
          <table:table-cell table:formula="of:=[.A27]-[.B27]" office:value-type="float" office:value="1.19999999999999" calcext:value-type="float">
            <text:p>1.19999999999999</text:p>
          </table:table-cell>
          <table:table-cell table:number-columns-repeated="14"/>
        </table:table-row>
        <table:table-row table:style-name="ro1">
          <table:table-cell table:style-name="ce3" office:value-type="float" office:value="497.4" calcext:value-type="float">
            <text:p>4.97E+02</text:p>
          </table:table-cell>
          <table:table-cell table:style-name="ce3" office:value-type="float" office:value="490.2" calcext:value-type="float">
            <text:p>4.90E+02</text:p>
          </table:table-cell>
          <table:table-cell table:formula="of:=[.A28]-[.B28]" office:value-type="float" office:value="7.19999999999999" calcext:value-type="float">
            <text:p>7.19999999999999</text:p>
          </table:table-cell>
          <table:table-cell table:number-columns-repeated="14"/>
        </table:table-row>
        <table:table-row table:style-name="ro1">
          <table:table-cell table:style-name="ce3" office:value-type="float" office:value="2814" calcext:value-type="float">
            <text:p>2.81E+03</text:p>
          </table:table-cell>
          <table:table-cell table:style-name="ce3" office:value-type="float" office:value="2484" calcext:value-type="float">
            <text:p>2.48E+03</text:p>
          </table:table-cell>
          <table:table-cell table:formula="of:=[.A29]-[.B29]" office:value-type="float" office:value="330" calcext:value-type="float">
            <text:p>330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table:formula="of:=-0.0000048506" office:value-type="float" office:value="-0.0000048506" calcext:value-type="float">
            <text:p>-4.8506E-06</text:p>
          </table:table-cell>
          <table:table-cell table:formula="of:=[.D32]/(0.0005*0.001)" office:value-type="float" office:value="-9.7012" calcext:value-type="float">
            <text:p>-9.7012</text:p>
          </table:table-cell>
          <table:table-cell table:number-columns-repeated="3"/>
          <table:table-cell table:style-name="ce3" office:value-type="float" office:value="-0.000006083" calcext:value-type="float">
            <text:p>-6.08E-06</text:p>
          </table:table-cell>
          <table:table-cell table:formula="of:=[.I32]/(0.0005*0.001)" office:value-type="float" office:value="-12.166" calcext:value-type="float">
            <text:p>-12.16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8067" calcext:value-type="float">
            <text:p>-4.81E-06</text:p>
          </table:table-cell>
          <table:table-cell table:formula="of:=[.D33]/(0.0005*0.001)" office:value-type="float" office:value="-9.6134" calcext:value-type="float">
            <text:p>-9.6134</text:p>
          </table:table-cell>
          <table:table-cell table:number-columns-repeated="3"/>
          <table:table-cell table:style-name="ce3" office:value-type="float" office:value="-0.000005966" calcext:value-type="float">
            <text:p>-5.97E-06</text:p>
          </table:table-cell>
          <table:table-cell table:formula="of:=[.I33]/(0.0005*0.001)" office:value-type="float" office:value="-11.932" calcext:value-type="float">
            <text:p>-11.93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6702" calcext:value-type="float">
            <text:p>-4.67E-06</text:p>
          </table:table-cell>
          <table:table-cell table:formula="of:=[.D34]/(0.0005*0.001)" office:value-type="float" office:value="-9.3404" calcext:value-type="float">
            <text:p>-9.3404</text:p>
          </table:table-cell>
          <table:table-cell table:number-columns-repeated="3"/>
          <table:table-cell table:style-name="ce3" office:value-type="float" office:value="-0.0000055995" calcext:value-type="float">
            <text:p>-5.60E-06</text:p>
          </table:table-cell>
          <table:table-cell table:formula="of:=[.I34]/(0.0005*0.001)" office:value-type="float" office:value="-11.199" calcext:value-type="float">
            <text:p>-11.19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42922" calcext:value-type="float">
            <text:p>-4.29E-06</text:p>
          </table:table-cell>
          <table:table-cell table:formula="of:=[.D35]/(0.0005*0.001)" office:value-type="float" office:value="-8.5844" calcext:value-type="float">
            <text:p>-8.5844</text:p>
          </table:table-cell>
          <table:table-cell table:number-columns-repeated="3"/>
          <table:table-cell table:style-name="ce3" office:value-type="float" office:value="-0.0000046006" calcext:value-type="float">
            <text:p>-4.60E-06</text:p>
          </table:table-cell>
          <table:table-cell table:formula="of:=[.I35]/(0.0005*0.001)" office:value-type="float" office:value="-9.2012" calcext:value-type="float">
            <text:p>-9.20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34335" calcext:value-type="float">
            <text:p>-3.43E-06</text:p>
          </table:table-cell>
          <table:table-cell table:formula="of:=[.D36]/(0.0005*0.001)" office:value-type="float" office:value="-6.867" calcext:value-type="float">
            <text:p>-6.867</text:p>
          </table:table-cell>
          <table:table-cell table:number-columns-repeated="3"/>
          <table:table-cell table:style-name="ce3" office:value-type="float" office:value="-0.0000028022" calcext:value-type="float">
            <text:p>-2.80E-06</text:p>
          </table:table-cell>
          <table:table-cell table:formula="of:=[.I36]/(0.0005*0.001)" office:value-type="float" office:value="-5.6044" calcext:value-type="float">
            <text:p>-5.604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21567" calcext:value-type="float">
            <text:p>-2.16E-06</text:p>
          </table:table-cell>
          <table:table-cell table:formula="of:=[.D37]/(0.0005*0.001)" office:value-type="float" office:value="-4.3134" calcext:value-type="float">
            <text:p>-4.3134</text:p>
          </table:table-cell>
          <table:table-cell table:number-columns-repeated="3"/>
          <table:table-cell table:style-name="ce3" office:value-type="float" office:value="-0.00000095195" calcext:value-type="float">
            <text:p>-9.52E-07</text:p>
          </table:table-cell>
          <table:table-cell table:formula="of:=[.I37]/(0.0005*0.001)" office:value-type="float" office:value="-1.9039" calcext:value-type="float">
            <text:p>-1.903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07871" calcext:value-type="float">
            <text:p>-7.87E-07</text:p>
          </table:table-cell>
          <table:table-cell table:formula="of:=[.D38]/(0.0005*0.001)" office:value-type="float" office:value="-1.5742" calcext:value-type="float">
            <text:p>-1.5742</text:p>
          </table:table-cell>
          <table:table-cell table:number-columns-repeated="3"/>
          <table:table-cell table:style-name="ce3" office:value-type="float" office:value="-0.00000007704" calcext:value-type="float">
            <text:p>-7.70E-08</text:p>
          </table:table-cell>
          <table:table-cell table:formula="of:=[.I38]/(0.0005*0.001)" office:value-type="float" office:value="-0.15408" calcext:value-type="float">
            <text:p>-0.1540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-0.000000015261" calcext:value-type="float">
            <text:p>-1.53E-08</text:p>
          </table:table-cell>
          <table:table-cell table:formula="of:=[.D39]/(0.0005*0.001)" office:value-type="float" office:value="-0.030522" calcext:value-type="float">
            <text:p>-0.030522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float" office:value="0.0025" calcext:value-type="float">
            <text:p>0.0025</text:p>
          </table:table-cell>
          <table:table-cell office:value-type="float" office:value="26.5" calcext:value-type="float">
            <text:p>26.5</text:p>
          </table:table-cell>
          <table:table-cell office:value-type="float" office:value="-4.5774" calcext:value-type="float">
            <text:p>-4.5774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office:value-type="float" office:value="30.1" calcext:value-type="float">
            <text:p>30.1</text:p>
          </table:table-cell>
          <table:table-cell office:value-type="float" office:value="-2.6804" calcext:value-type="float">
            <text:p>-2.6804</text:p>
          </table:table-cell>
          <table:table-cell office:value-type="float" office:value="-12.3" calcext:value-type="float">
            <text:p>-12.3</text:p>
          </table:table-cell>
        </table:table-row>
        <table:table-row table:style-name="ro1">
          <table:table-cell office:value-type="float" office:value="0.0005" calcext:value-type="float">
            <text:p>5.00E-04</text:p>
          </table:table-cell>
          <table:table-cell office:value-type="float" office:value="33.7" calcext:value-type="float">
            <text:p>33.7</text:p>
          </table:table-cell>
          <table:table-cell office:value-type="float" office:value="9.6223" calcext:value-type="float">
            <text:p>9.6223</text:p>
          </table:table-cell>
          <table:table-cell office:value-type="float" office:value="-17.6" calcext:value-type="float">
            <text:p>-17.6</text:p>
          </table:table-cell>
        </table:table-row>
        <table:table-row table:style-name="ro1">
          <table:table-cell office:value-type="float" office:value="0.00025" calcext:value-type="float">
            <text:p>2.50E-04</text:p>
          </table:table-cell>
          <table:table-cell office:value-type="float" office:value="41" calcext:value-type="float">
            <text:p>41</text:p>
          </table:table-cell>
          <table:table-cell office:value-type="float" office:value="43.339" calcext:value-type="float">
            <text:p>43.339</text:p>
          </table:table-cell>
          <table:table-cell office:value-type="float" office:value="-23.2" calcext:value-type="float">
            <text:p>-23.2</text:p>
          </table:table-cell>
        </table:table-row>
        <table:table-row table:style-name="ro1">
          <table:table-cell office:value-type="float" office:value="0.000125" calcext:value-type="float">
            <text:p>1.25E-04</text:p>
          </table:table-cell>
          <table:table-cell office:value-type="float" office:value="45.1" calcext:value-type="float">
            <text:p>45.1</text:p>
          </table:table-cell>
          <table:table-cell office:value-type="float" office:value="63.626" calcext:value-type="float">
            <text:p>63.62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55.6" calcext:value-type="float">
            <text:p>55.6</text:p>
          </table:table-cell>
          <table:table-cell office:value-type="float" office:value="61.658" calcext:value-type="float">
            <text:p>61.658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0.000025" calcext:value-type="float">
            <text:p>2.50E-05</text:p>
          </table:table-cell>
          <table:table-cell office:value-type="float" office:value="62" calcext:value-type="float">
            <text:p>62</text:p>
          </table:table-cell>
          <table:table-cell office:value-type="float" office:value="59.603" calcext:value-type="float">
            <text:p>59.603</text:p>
          </table:table-cell>
          <table:table-cell office:value-type="float" office:value="62.5" calcext:value-type="float">
            <text:p>6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9:04:03.494841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3T10:03:25.353928933</meta:creation-date>
    <dc:date>2020-08-23T19:13:48.862210167</dc:date>
    <meta:editing-duration>PT1H14M48S</meta:editing-duration>
    <meta:editing-cycles>5</meta:editing-cycles>
    <meta:generator>LibreOffice/6.3.5.2$Linux_X86_64 LibreOffice_project/30$Build-2</meta:generator>
    <meta:document-statistic meta:table-count="2" meta:cell-count="282" meta:object-count="0"/>
  </office:meta>
</office:document-meta>
</file>